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6b82" officeooo:paragraph-rsid="001e6b82"/>
    </style:style>
    <style:style style:name="P2" style:family="paragraph" style:parent-style-name="Standard">
      <style:text-properties style:text-underline-style="solid" style:text-underline-width="auto" style:text-underline-color="font-color" officeooo:rsid="001e6b82" officeooo:paragraph-rsid="001e6b82"/>
    </style:style>
    <style:style style:name="P3" style:family="paragraph" style:parent-style-name="Standard">
      <style:text-properties style:text-underline-style="solid" style:text-underline-width="auto" style:text-underline-color="font-color" officeooo:rsid="001eff1c" officeooo:paragraph-rsid="001eff1c"/>
    </style:style>
    <style:style style:name="P4" style:family="paragraph" style:parent-style-name="Standard">
      <style:text-properties style:text-underline-style="none" officeooo:rsid="001eff1c" officeooo:paragraph-rsid="001e6b82"/>
    </style:style>
    <style:style style:name="P5" style:family="paragraph" style:parent-style-name="Standard">
      <style:text-properties style:text-underline-style="none" officeooo:rsid="001eff1c" officeooo:paragraph-rsid="001eff1c"/>
    </style:style>
    <style:style style:name="P6" style:family="paragraph" style:parent-style-name="Standard">
      <style:text-properties style:text-underline-style="none" officeooo:rsid="001e6b82" officeooo:paragraph-rsid="001eff1c"/>
    </style:style>
    <style:style style:name="P7" style:family="paragraph" style:parent-style-name="Header">
      <style:text-properties officeooo:rsid="001f85a9" officeooo:paragraph-rsid="001f85a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f85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sockets : </text:p>
      <text:p text:style-name="P1"/>
      <text:p text:style-name="P1"><text:span text:style-name="T1">Exercice n1 :</text:span><text:line-break/></text:p>
      <text:p text:style-name="P1">- Pour que la connexion se fasse entre deux terminaux à l’aide des exécutables tcp_serveur et tcp_client, il faut d’abord lancer le tcp_serveur puis le tcp_client.</text:p>
      <text:p text:style-name="P1">- On peut exécuter plusieurs clients. Une fois le client lancé il se termine et on peut en relancer un.</text:p>
      <text:p text:style-name="P1">- On ne peut pas exécuter plusieurs serveurs, un serveur attends la connexion d’un client et on ne peut pas en relancer un deuxième.</text:p>
      <text:p text:style-name="P1"/>
      <text:p text:style-name="P2">Exercice n2 :</text:p>
      <text:p text:style-name="P4"/>
      <text:p text:style-name="P4">- Pour pouvoir se connecter au serveur d’à côté avec son propre client il faut modifier l’adresse ip de <text:span text:style-name="T2">connexion</text:span> pour pouvoir envoyer la socket au bon endroit.</text:p>
      <text:p text:style-name="P4"/>
      <text:p text:style-name="P3">Exercice n3 :</text:p>
      <text:p text:style-name="P3"/>
      <text:p text:style-name="P5">- On peut entrevoir le fait que le serveur ne va jamais se terminer.</text:p>
      <text:p text:style-name="P5"/>
      <text:p text:style-name="P3">Exercice n<text:span text:style-name="T2">6</text:span> :</text:p>
      <text:p text:style-name="P6"/>
      <text:p text:style-name="P6">- <text:span text:style-name="T2">Les processus sont beaucoup plus gourmand en ressources que les thread. Ils sont plus lourds et mettent parfois 100 fois plus de temps à se créer que les threads.<text:line-break/>Il faut faire attention de ne pas en créer trop dans une boucle infinie sous peine de faire planter l’ordinateur. <text:s/>Il faut aussi faire attention de les fermer sinon il faut couper le serveur pour les tuer (ce qui dans certain cas peut-être très dangereux et pas approprié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85a9" officeooo:paragraph-rsid="001f85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éo Ponthie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7:21:00.236008524</meta:creation-date>
    <meta:editing-duration>PT11M12S</meta:editing-duration>
    <meta:editing-cycles>2</meta:editing-cycles>
    <meta:generator>LibreOffice/5.1.6.2$Linux_X86_64 LibreOffice_project/10m0$Build-2</meta:generator>
    <dc:date>2018-03-08T17:32:10.690946866</dc:date>
    <meta:document-statistic meta:table-count="0" meta:image-count="0" meta:object-count="0" meta:page-count="1" meta:paragraph-count="12" meta:word-count="207" meta:character-count="1142" meta:non-whitespace-character-count="944"/>
  </office:meta>
</office:document-meta>
</file>